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66cc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dash" draw:stroke-dash="Dashed_20__28_var_29_" svg:stroke-width="0.035cm" svg:stroke-color="#66cc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1.16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2.44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89cm" fo:min-width="2.123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1.913cm" fo:padding-top="0.142cm" fo:padding-bottom="0.142cm" fo:padding-left="0.267cm" fo:padding-right="0.267cm"/>
    </style:style>
    <style:style style:name="gr52" style:family="graphic" style:parent-style-name="objectwithoutfill">
      <style:graphic-properties draw:stroke="dash" draw:stroke-dash="Dashed_20__28_var_29_"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115e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0.73cm" svg:y="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0.73cm" svg:y="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0.73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0.73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0.73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0.73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0.73cm" svg:y="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0.73cm" svg:y="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.811cm" svg:y="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.811cm" svg:y="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62cm" svg:height="0.762cm" svg:x="1.811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62cm" svg:height="0.762cm" svg:x="1.811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2cm" svg:height="0.762cm" svg:x="1.811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62cm" svg:height="0.762cm" svg:x="1.811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.811cm" svg:y="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.811cm" svg:y="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62cm" svg:height="0.762cm" svg:x="2.831cm" svg:y="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62cm" svg:height="0.762cm" svg:x="2.831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.831cm" svg:y="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2.831cm" svg:y="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762cm" svg:height="0.762cm" svg:x="2.831cm" svg:y="4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.831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762cm" svg:height="0.762cm" svg:x="2.831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762cm" svg:height="0.762cm" svg:x="2.831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762cm" svg:height="0.762cm" svg:x="3.912cm" svg:y="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62cm" svg:height="0.762cm" svg:x="3.912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3.912cm" svg:y="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3.912cm" svg:y="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2cm" svg:height="0.762cm" svg:x="3.912cm" svg:y="4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62cm" svg:height="0.762cm" svg:x="3.912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762cm" svg:height="0.762cm" svg:x="3.912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3.912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2" draw:layer="layout" svg:x1="2.667cm" svg:y1="1.524cm" svg:x2="4.813cm" svg:y2="1.539cm">
            <text:p/>
          </draw:line>
          <draw:line draw:style-name="gr34" draw:text-style-name="P2" draw:layer="layout" svg:x1="2.667cm" svg:y1="0.508cm" svg:x2="4.826cm" svg:y2="0.496cm">
            <text:p/>
          </draw:line>
          <draw:line draw:style-name="gr35" draw:text-style-name="P2" draw:layer="layout" svg:x1="4.814cm" svg:y1="0.508cm" svg:x2="4.826cm" svg:y2="2.667cm">
            <text:p/>
          </draw:line>
          <draw:line draw:style-name="gr36" draw:text-style-name="P2" draw:layer="layout" svg:x1="2.654cm" svg:y1="0.496cm" svg:x2="2.667cm" svg:y2="2.667cm">
            <text:p/>
          </draw:line>
          <draw:line draw:style-name="gr37" draw:text-style-name="P2" draw:layer="layout" svg:x1="3.697cm" svg:y1="0.496cm" svg:x2="3.683cm" svg:y2="2.667cm">
            <text:p/>
          </draw:line>
          <draw:line draw:style-name="gr38" draw:text-style-name="P2" draw:layer="layout" svg:x1="2.667cm" svg:y1="2.667cm" svg:x2="4.826cm" svg:y2="2.655cm">
            <text:p/>
          </draw:line>
        </draw:g>
        <draw:custom-shape draw:style-name="gr39" draw:text-style-name="P1" draw:layer="layout" svg:width="0.762cm" svg:height="0.762cm" svg:x="12.07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62cm" svg:height="0.762cm" svg:x="12.078cm" svg:y="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762cm" svg:height="0.762cm" svg:x="12.078cm" svg:y="4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12.078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13.098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762cm" svg:height="0.762cm" svg:x="13.098cm" svg:y="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762cm" svg:height="0.762cm" svg:x="13.098cm" svg:y="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62cm" svg:height="0.762cm" svg:x="13.098cm" svg:y="6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" draw:layer="layout" svg:x1="3.162cm" svg:y1="2.147cm" svg:x2="7.239cm" svg:y2="1.651cm">
          <text:p/>
        </draw:line>
        <draw:frame draw:style-name="gr48" draw:text-style-name="P4" draw:layer="layout" svg:width="1.666cm" svg:height="0.645cm" svg:x="7.717cm" svg:y="9.167cm">
          <draw:text-box>
            <text:p text:style-name="P3"><text:span text:style-name="T1">Pooling</text:span></text:p>
          </draw:text-box>
        </draw:frame>
        <draw:frame draw:style-name="gr49" draw:text-style-name="P4" draw:layer="layout" svg:width="2.94cm" svg:height="0.645cm" svg:x="1.711cm" svg:y="9.167cm">
          <draw:text-box>
            <text:p text:style-name="P3"><text:span text:style-name="T1">Input map</text:span></text:p>
          </draw:text-box>
        </draw:frame>
        <draw:frame draw:style-name="gr50" draw:text-style-name="P6" draw:layer="layout" svg:width="2.623cm" svg:height="1.039cm" svg:x="11.798cm" svg:y="9.167cm">
          <draw:text-box>
            <text:p text:style-name="P5"><text:span text:style-name="T1">Output map</text:span></text:p>
          </draw:text-box>
        </draw:frame>
        <draw:custom-shape draw:style-name="gr51" draw:text-style-name="P8" draw:layer="layout" svg:width="2.413cm" svg:height="1.016cm" svg:x="7.226cm" svg:y="1.016cm">
          <text:p text:style-name="P7"><text:span text:style-name="T2">Reduce</text:span></text:p>
          <draw:enhanced-geometry svg:viewBox="0 0 21600 21600" draw:type="rectangle" draw:enhanced-path="M 0 0 L 21600 0 21600 21600 0 21600 0 0 Z N"/>
        </draw:custom-shape>
        <draw:line draw:style-name="gr52" draw:text-style-name="P9" draw:layer="layout" svg:x1="4.318cm" svg:y1="2.159cm" svg:x2="7.239cm" svg:y2="1.778cm">
          <text:p/>
        </draw:line>
        <draw:line draw:style-name="gr52" draw:text-style-name="P9" draw:layer="layout" svg:x1="3.175cm" svg:y1="1.016cm" svg:x2="7.239cm" svg:y2="1.397cm">
          <text:p/>
        </draw:line>
        <draw:line draw:style-name="gr52" draw:text-style-name="P9" draw:layer="layout" svg:x1="4.318cm" svg:y1="1.016cm" svg:x2="7.239cm" svg:y2="1.27cm">
          <text:p/>
        </draw:line>
        <draw:line draw:style-name="gr52" draw:text-style-name="P9" draw:layer="layout" svg:x1="9.652cm" svg:y1="1.524cm" svg:x2="13.462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21:17:55.635488821</meta:creation-date>
    <dc:date>2016-12-02T15:47:01.043220389</dc:date>
    <meta:editing-duration>PT14M6S</meta:editing-duration>
    <meta:editing-cycles>7</meta:editing-cycles>
    <meta:generator>LibreOffice/5.2.2.2$Linux_X86_64 LibreOffice_project/20m0$Build-2</meta:generator>
    <meta:document-statistic meta:object-count="56"/>
  </office:meta>
</office:document-meta>
</file>